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20%" fo:text-align="start" style:justify-single-word="false" fo:text-indent="0cm" style:auto-text-indent="false"/>
      <style:text-properties fo:font-weight="normal" officeooo:rsid="002919a1" officeooo:paragraph-rsid="00332441" style:font-weight-asian="normal" style:font-weight-complex="normal"/>
    </style:style>
    <style:style style:name="P2" style:family="paragraph" style:parent-style-name="Standard">
      <style:paragraph-properties fo:margin-left="0cm" fo:margin-right="0cm" fo:line-height="120%" fo:text-align="start" style:justify-single-word="false" fo:text-indent="0cm" style:auto-text-indent="false"/>
      <style:text-properties fo:font-weight="normal" officeooo:rsid="002919a1" officeooo:paragraph-rsid="00519c86" style:font-weight-asian="normal" style:font-weight-complex="normal"/>
    </style:style>
    <style:style style:name="P3" style:family="paragraph" style:parent-style-name="Standard">
      <style:paragraph-properties fo:margin-left="0cm" fo:margin-right="0cm" fo:line-height="120%" fo:text-align="start" style:justify-single-word="false" fo:text-indent="0cm" style:auto-text-indent="false"/>
      <style:text-properties fo:font-weight="normal" officeooo:rsid="00868de4" officeooo:paragraph-rsid="00332441" style:font-weight-asian="normal" style:font-weight-complex="normal"/>
    </style:style>
    <style:style style:name="P4" style:family="paragraph" style:parent-style-name="Standard">
      <style:paragraph-properties fo:margin-left="0cm" fo:margin-right="0cm" fo:line-height="120%" fo:text-align="start" style:justify-single-word="false" fo:text-indent="0cm" style:auto-text-indent="false"/>
      <style:text-properties style:font-name="Courier New" fo:font-weight="normal" officeooo:rsid="0087753f" officeooo:paragraph-rsid="0087753f" style:font-weight-asian="normal" style:font-weight-complex="normal"/>
    </style:style>
    <style:style style:name="P5" style:family="paragraph" style:parent-style-name="Text_20_body">
      <style:paragraph-properties fo:margin-left="0cm" fo:margin-right="0cm" fo:line-height="120%" fo:text-align="start" style:justify-single-word="false" fo:text-indent="0cm" style:auto-text-indent="false"/>
      <style:text-properties officeooo:paragraph-rsid="004e7d95"/>
    </style:style>
    <style:style style:name="P6" style:family="paragraph" style:parent-style-name="Text_20_body">
      <style:paragraph-properties fo:margin-left="0cm" fo:margin-right="0cm" fo:line-height="120%" fo:text-align="start" style:justify-single-word="false" fo:text-indent="0cm" style:auto-text-indent="false"/>
      <style:text-properties officeooo:paragraph-rsid="005daa23"/>
    </style:style>
    <style:style style:name="P7" style:family="paragraph" style:parent-style-name="Text_20_body">
      <style:paragraph-properties fo:margin-left="0cm" fo:margin-right="0cm" fo:line-height="120%" fo:text-align="start" style:justify-single-word="false" fo:text-indent="0cm" style:auto-text-indent="false"/>
      <style:text-properties officeooo:paragraph-rsid="00854574"/>
    </style:style>
    <style:style style:name="P8" style:family="paragraph" style:parent-style-name="Text_20_body">
      <style:paragraph-properties fo:margin-left="0cm" fo:margin-right="0cm" fo:line-height="120%" fo:text-align="start" style:justify-single-word="false" fo:text-indent="0cm" style:auto-text-indent="false"/>
      <style:text-properties officeooo:paragraph-rsid="0085a47e"/>
    </style:style>
    <style:style style:name="P9" style:family="paragraph" style:parent-style-name="Text_20_body">
      <style:paragraph-properties fo:margin-left="0cm" fo:margin-right="0cm" fo:line-height="120%" fo:text-align="start" style:justify-single-word="false" fo:text-indent="0cm" style:auto-text-indent="false"/>
      <style:text-properties officeooo:paragraph-rsid="009202ba"/>
    </style:style>
    <style:style style:name="P10" style:family="paragraph" style:parent-style-name="Text_20_body">
      <style:paragraph-properties fo:margin-left="0cm" fo:margin-right="0cm" fo:line-height="120%" fo:text-indent="0cm" style:auto-text-indent="false"/>
      <style:text-properties officeooo:rsid="0073e481" officeooo:paragraph-rsid="0073e481"/>
    </style:style>
    <style:style style:name="P11" style:family="paragraph" style:parent-style-name="Text_20_body">
      <style:paragraph-properties fo:margin-left="0cm" fo:margin-right="0cm" fo:line-height="120%" fo:text-indent="0cm" style:auto-text-indent="false"/>
      <style:text-properties officeooo:rsid="0074a4fa" officeooo:paragraph-rsid="0074a4fa"/>
    </style:style>
    <style:style style:name="P12" style:family="paragraph" style:parent-style-name="Text_20_body">
      <style:paragraph-properties fo:margin-left="0cm" fo:margin-right="0cm" fo:line-height="120%" fo:text-align="start" style:justify-single-word="false" fo:text-indent="0cm" style:auto-text-indent="false"/>
      <style:text-properties fo:font-weight="normal" officeooo:rsid="002e5f09" officeooo:paragraph-rsid="006e2447" style:font-weight-asian="normal" style:font-weight-complex="normal"/>
    </style:style>
    <style:style style:name="P13" style:family="paragraph" style:parent-style-name="Text_20_body">
      <style:paragraph-properties fo:margin-left="0cm" fo:margin-right="0cm" fo:line-height="120%" fo:text-align="start" style:justify-single-word="false" fo:text-indent="0cm" style:auto-text-indent="false"/>
      <style:text-properties fo:font-weight="normal" officeooo:rsid="002e5f09" officeooo:paragraph-rsid="0070dabd" style:font-weight-asian="normal" style:font-weight-complex="normal"/>
    </style:style>
    <style:style style:name="P14" style:family="paragraph" style:parent-style-name="Text_20_body">
      <style:paragraph-properties fo:margin-left="0cm" fo:margin-right="0cm" fo:line-height="120%" fo:text-align="start" style:justify-single-word="false" fo:text-indent="0cm" style:auto-text-indent="false"/>
      <style:text-properties fo:font-weight="normal" officeooo:rsid="006e2447" officeooo:paragraph-rsid="006e2447" style:font-weight-asian="normal" style:font-weight-complex="normal"/>
    </style:style>
    <style:style style:name="P15" style:family="paragraph" style:parent-style-name="Text_20_body">
      <style:paragraph-properties fo:margin-left="0cm" fo:margin-right="0cm" fo:line-height="120%" fo:text-align="start" style:justify-single-word="false" fo:text-indent="0cm" style:auto-text-indent="false"/>
      <style:text-properties fo:font-weight="normal" officeooo:rsid="004103b1" officeooo:paragraph-rsid="004103b1" style:font-weight-asian="normal" style:font-weight-complex="normal"/>
    </style:style>
    <style:style style:name="P16" style:family="paragraph" style:parent-style-name="Text_20_body">
      <style:paragraph-properties fo:margin-left="0cm" fo:margin-right="0cm" fo:line-height="120%" fo:text-align="start" style:justify-single-word="false" fo:text-indent="0cm" style:auto-text-indent="false"/>
      <style:text-properties fo:font-weight="normal" officeooo:rsid="004a183f" officeooo:paragraph-rsid="004a183f" style:font-weight-asian="normal" style:font-weight-complex="normal"/>
    </style:style>
    <style:style style:name="P17" style:family="paragraph" style:parent-style-name="Text_20_body">
      <style:paragraph-properties fo:margin-left="0cm" fo:margin-right="0cm" fo:line-height="120%" fo:text-align="start" style:justify-single-word="false" fo:text-indent="0cm" style:auto-text-indent="false"/>
      <style:text-properties fo:font-weight="normal" officeooo:rsid="002ad5ec" officeooo:paragraph-rsid="002ad5ec" style:font-weight-asian="normal" style:font-weight-complex="normal"/>
    </style:style>
    <style:style style:name="P18" style:family="paragraph" style:parent-style-name="Text_20_body">
      <style:paragraph-properties fo:margin-left="0cm" fo:margin-right="0cm" fo:line-height="120%" fo:text-align="start" style:justify-single-word="false" fo:text-indent="0cm" style:auto-text-indent="false"/>
      <style:text-properties fo:font-weight="normal" officeooo:rsid="002919a1" officeooo:paragraph-rsid="002ad5ec" style:font-weight-asian="normal" style:font-weight-complex="normal"/>
    </style:style>
    <style:style style:name="P19" style:family="paragraph" style:parent-style-name="Text_20_body">
      <style:paragraph-properties fo:margin-left="0cm" fo:margin-right="0cm" fo:line-height="120%" fo:text-align="start" style:justify-single-word="false" fo:text-indent="0cm" style:auto-text-indent="false"/>
      <style:text-properties fo:font-weight="normal" officeooo:rsid="00522af8" officeooo:paragraph-rsid="00522af8" style:font-weight-asian="normal" style:font-weight-complex="normal"/>
    </style:style>
    <style:style style:name="P20" style:family="paragraph" style:parent-style-name="Text_20_body">
      <style:paragraph-properties fo:margin-left="0cm" fo:margin-right="0cm" fo:line-height="120%" fo:text-align="start" style:justify-single-word="false" fo:text-indent="0cm" style:auto-text-indent="false"/>
      <style:text-properties fo:font-weight="normal" officeooo:rsid="005861bb" officeooo:paragraph-rsid="005861bb" style:font-weight-asian="normal" style:font-weight-complex="normal"/>
    </style:style>
    <style:style style:name="P21" style:family="paragraph" style:parent-style-name="Text_20_body">
      <style:paragraph-properties fo:margin-left="0cm" fo:margin-right="0cm" fo:line-height="120%" fo:text-align="start" style:justify-single-word="false" fo:text-indent="0cm" style:auto-text-indent="false"/>
      <style:text-properties fo:font-weight="normal" officeooo:rsid="00989223" officeooo:paragraph-rsid="00989223" style:font-weight-asian="normal" style:font-weight-complex="normal"/>
    </style:style>
    <style:style style:name="P22" style:family="paragraph" style:parent-style-name="Text_20_body">
      <style:paragraph-properties fo:margin-left="0cm" fo:margin-right="0cm" fo:line-height="120%" fo:text-align="start" style:justify-single-word="false" fo:text-indent="0cm" style:auto-text-indent="false"/>
      <style:text-properties fo:font-weight="bold" officeooo:rsid="008afc49" officeooo:paragraph-rsid="008afc49" style:font-weight-asian="bold" style:font-weight-complex="bold"/>
    </style:style>
    <style:style style:name="P23" style:family="paragraph" style:parent-style-name="Text_20_body">
      <style:paragraph-properties fo:margin-left="0cm" fo:margin-right="0cm" fo:line-height="120%" fo:text-align="start" style:justify-single-word="false" fo:text-indent="0cm" style:auto-text-indent="false"/>
      <style:text-properties fo:font-weight="bold" officeooo:rsid="008b7501" officeooo:paragraph-rsid="008b7501" style:font-weight-asian="bold" style:font-weight-complex="bold"/>
    </style:style>
    <style:style style:name="P24" style:family="paragraph" style:parent-style-name="Text_20_body">
      <style:paragraph-properties fo:margin-left="0cm" fo:margin-right="0cm" fo:line-height="120%" fo:text-align="start" style:justify-single-word="false" fo:text-indent="0cm" style:auto-text-indent="false"/>
      <style:text-properties fo:font-weight="bold" officeooo:rsid="00522af8" officeooo:paragraph-rsid="00522af8" style:font-weight-asian="bold" style:font-weight-complex="bold"/>
    </style:style>
    <style:style style:name="P25" style:family="paragraph" style:parent-style-name="Text_20_body">
      <style:paragraph-properties fo:margin-left="0cm" fo:margin-right="0cm" fo:line-height="120%" fo:text-align="start" style:justify-single-word="false" fo:text-indent="0cm" style:auto-text-indent="false"/>
      <style:text-properties officeooo:rsid="008a59b5" officeooo:paragraph-rsid="008a59b5"/>
    </style:style>
    <style:style style:name="P26" style:family="paragraph" style:parent-style-name="Text_20_body">
      <style:paragraph-properties fo:margin-left="0cm" fo:margin-right="0cm" fo:line-height="120%" fo:text-align="start" style:justify-single-word="false" fo:text-indent="0cm" style:auto-text-indent="false"/>
      <style:text-properties officeooo:rsid="008a59b5" officeooo:paragraph-rsid="008ede0e"/>
    </style:style>
    <style:style style:name="P27" style:family="paragraph" style:parent-style-name="Text_20_body">
      <style:paragraph-properties fo:margin-left="0cm" fo:margin-right="0cm" fo:line-height="120%" fo:text-align="start" style:justify-single-word="false" fo:text-indent="0cm" style:auto-text-indent="false"/>
      <style:text-properties officeooo:rsid="008bfd45" officeooo:paragraph-rsid="008bfd45"/>
    </style:style>
    <style:style style:name="P28" style:family="paragraph" style:parent-style-name="Text_20_body">
      <style:paragraph-properties fo:margin-left="0cm" fo:margin-right="0cm" fo:line-height="120%" fo:text-align="start" style:justify-single-word="false" fo:text-indent="0cm" style:auto-text-indent="false"/>
      <style:text-properties officeooo:rsid="008ede0e" officeooo:paragraph-rsid="008ede0e"/>
    </style:style>
    <style:style style:name="P29" style:family="paragraph" style:parent-style-name="Text_20_body">
      <style:paragraph-properties fo:margin-left="0cm" fo:margin-right="0cm" fo:line-height="120%" fo:text-align="start" style:justify-single-word="false" fo:text-indent="0cm" style:auto-text-indent="false"/>
      <style:text-properties officeooo:rsid="00908838" officeooo:paragraph-rsid="00908838"/>
    </style:style>
    <style:style style:name="P30" style:family="paragraph" style:parent-style-name="Text_20_body">
      <style:paragraph-properties fo:margin-left="0cm" fo:margin-right="0cm" fo:line-height="120%" fo:text-align="start" style:justify-single-word="false" fo:text-indent="0cm" style:auto-text-indent="false"/>
      <style:text-properties officeooo:rsid="0093b550" officeooo:paragraph-rsid="0093b550"/>
    </style:style>
    <style:style style:name="P31" style:family="paragraph" style:parent-style-name="Text_20_body">
      <style:paragraph-properties fo:margin-left="0cm" fo:margin-right="0cm" fo:line-height="120%" fo:text-align="start" style:justify-single-word="false" fo:text-indent="0cm" style:auto-text-indent="false"/>
      <style:text-properties officeooo:rsid="005daa23" officeooo:paragraph-rsid="005daa23"/>
    </style:style>
    <style:style style:name="P32" style:family="paragraph" style:parent-style-name="Text_20_body">
      <style:paragraph-properties fo:margin-left="0cm" fo:margin-right="0cm" fo:line-height="120%" fo:text-align="start" style:justify-single-word="false" fo:text-indent="0cm" style:auto-text-indent="false"/>
      <style:text-properties officeooo:rsid="0063af3d" officeooo:paragraph-rsid="0085a47e"/>
    </style:style>
    <style:style style:name="P33" style:family="paragraph" style:parent-style-name="Text_20_body">
      <style:paragraph-properties fo:margin-left="0cm" fo:margin-right="0cm" fo:line-height="120%" fo:text-align="start" style:justify-single-word="false" fo:text-indent="0cm" style:auto-text-indent="false"/>
      <style:text-properties officeooo:rsid="00644a2e" officeooo:paragraph-rsid="00644a2e"/>
    </style:style>
    <style:style style:name="P34" style:family="paragraph" style:parent-style-name="Text_20_body">
      <style:paragraph-properties fo:margin-left="0cm" fo:margin-right="0cm" fo:margin-top="0cm" fo:margin-bottom="0cm" style:contextual-spacing="false" fo:line-height="120%" fo:text-align="center" style:justify-single-word="false" fo:text-indent="0cm" style:auto-text-indent="false"/>
      <style:text-properties fo:font-weight="bold" officeooo:rsid="008a59b5" officeooo:paragraph-rsid="008a59b5" fo:background-color="transparent" style:font-weight-asian="bold" style:font-weight-complex="bold"/>
    </style:style>
    <style:style style:name="P35" style:family="paragraph" style:parent-style-name="Text_20_body">
      <style:paragraph-properties fo:margin-left="0cm" fo:margin-right="0cm" fo:margin-top="0cm" fo:margin-bottom="0cm" style:contextual-spacing="false" fo:line-height="120%" fo:text-align="center" style:justify-single-word="false" fo:text-indent="0cm" style:auto-text-indent="false"/>
      <style:text-properties fo:font-weight="bold" officeooo:rsid="00930a79" officeooo:paragraph-rsid="00930a79" fo:background-color="transparent" style:font-weight-asian="bold" style:font-weight-complex="bold"/>
    </style:style>
    <style:style style:name="P36" style:family="paragraph" style:parent-style-name="Text_20_body">
      <style:paragraph-properties fo:margin-left="0cm" fo:margin-right="0cm" fo:margin-top="0cm" fo:margin-bottom="0cm" style:contextual-spacing="false" fo:line-height="120%" fo:text-align="start" style:justify-single-word="false" fo:text-indent="0cm" style:auto-text-indent="false"/>
      <style:text-properties officeooo:rsid="00930a79" officeooo:paragraph-rsid="00930a79" fo:background-color="transparent"/>
    </style:style>
    <style:style style:name="P37" style:family="paragraph" style:parent-style-name="Text_20_body">
      <style:paragraph-properties fo:margin-left="0cm" fo:margin-right="0cm" fo:margin-top="0cm" fo:margin-bottom="0cm" style:contextual-spacing="false" fo:line-height="120%" fo:text-align="start" style:justify-single-word="false" fo:text-indent="0cm" style:auto-text-indent="false"/>
      <style:text-properties officeooo:rsid="0096e2f8" officeooo:paragraph-rsid="0096e2f8" fo:background-color="transparent"/>
    </style:style>
    <style:style style:name="P38" style:family="paragraph" style:parent-style-name="Text_20_body">
      <style:paragraph-properties fo:margin-left="0cm" fo:margin-right="0cm" fo:margin-top="0cm" fo:margin-bottom="0cm" style:contextual-spacing="false" fo:line-height="120%" fo:text-align="start" style:justify-single-word="false" fo:text-indent="0cm" style:auto-text-indent="false"/>
      <style:text-properties fo:font-weight="normal" officeooo:rsid="008a59b5" officeooo:paragraph-rsid="008a59b5" fo:background-color="transparent" style:font-weight-asian="normal" style:font-weight-complex="normal"/>
    </style:style>
    <style:style style:name="P39" style:family="paragraph" style:parent-style-name="Text_20_body">
      <style:paragraph-properties fo:margin-left="0cm" fo:margin-right="0cm" fo:margin-top="0cm" fo:margin-bottom="0cm" style:contextual-spacing="false" fo:line-height="120%" fo:text-align="start" style:justify-single-word="false" fo:text-indent="0cm" style:auto-text-indent="false"/>
      <style:text-properties fo:font-weight="normal" officeooo:rsid="0069b60a" officeooo:paragraph-rsid="0069b60a" fo:background-color="transparent" style:font-weight-asian="normal" style:font-weight-complex="normal"/>
    </style:style>
    <style:style style:name="P40" style:family="paragraph" style:parent-style-name="Standard">
      <style:paragraph-properties fo:margin-left="0cm" fo:margin-right="0cm" fo:line-height="120%" fo:text-align="start" style:justify-single-word="false" fo:text-indent="0cm" style:auto-text-indent="false"/>
      <style:text-properties fo:font-weight="normal" officeooo:rsid="00693055" officeooo:paragraph-rsid="00332441" fo:background-color="#ffff00" style:font-weight-asian="normal" style:font-weight-complex="normal"/>
    </style:style>
    <style:style style:name="P41" style:family="paragraph" style:parent-style-name="Standard">
      <style:paragraph-properties fo:margin-left="0cm" fo:margin-right="0cm" fo:line-height="120%" fo:text-align="start" style:justify-single-word="false" fo:text-indent="0cm" style:auto-text-indent="false"/>
      <style:text-properties style:font-name="Courier New" fo:font-weight="normal" officeooo:rsid="0087753f" officeooo:paragraph-rsid="0087753f" style:font-weight-asian="normal" style:font-weight-complex="normal"/>
    </style:style>
    <style:style style:name="P42" style:family="paragraph" style:parent-style-name="Standard">
      <style:paragraph-properties fo:margin-left="0cm" fo:margin-right="0cm" fo:line-height="120%" fo:text-align="start" style:justify-single-word="false" fo:text-indent="0cm" style:auto-text-indent="false"/>
      <style:text-properties style:font-name="Courier New" fo:font-weight="normal" officeooo:rsid="0087753f" officeooo:paragraph-rsid="009d794c" style:font-weight-asian="normal" style:font-weight-complex="normal"/>
    </style:style>
    <style:style style:name="P43" style:family="paragraph" style:parent-style-name="Title" style:master-page-name="Standard">
      <style:paragraph-properties fo:margin-left="0cm" fo:margin-right="0cm" fo:line-height="120%" fo:text-indent="0cm" style:auto-text-indent="false" style:page-number="auto"/>
      <style:text-properties officeooo:paragraph-rsid="006e2447"/>
    </style:style>
    <style:style style:name="P44" style:family="paragraph" style:parent-style-name="Heading_20_1">
      <style:paragraph-properties fo:margin-left="0cm" fo:margin-right="0cm" fo:line-height="120%" fo:text-indent="0cm" style:auto-text-indent="false"/>
    </style:style>
    <style:style style:name="P45" style:family="paragraph" style:parent-style-name="Heading_20_1">
      <style:paragraph-properties fo:margin-left="0cm" fo:margin-right="0cm" fo:line-height="120%" fo:text-align="start" style:justify-single-word="false" fo:text-indent="0cm" style:auto-text-indent="false"/>
    </style:style>
    <style:style style:name="P46" style:family="paragraph" style:parent-style-name="Heading_20_1">
      <style:paragraph-properties fo:margin-left="0cm" fo:margin-right="0cm" fo:line-height="120%" fo:text-align="start" style:justify-single-word="false" fo:text-indent="0cm" style:auto-text-indent="false"/>
      <style:text-properties officeooo:rsid="0087753f" officeooo:paragraph-rsid="0087753f"/>
    </style:style>
    <style:style style:name="P47" style:family="paragraph" style:parent-style-name="Heading_20_2">
      <style:paragraph-properties fo:margin-left="0cm" fo:margin-right="0cm" fo:line-height="120%" fo:text-align="start" style:justify-single-word="false" fo:text-indent="0cm" style:auto-text-indent="false"/>
    </style:style>
    <style:style style:name="P48" style:family="paragraph" style:parent-style-name="Heading_20_2">
      <style:paragraph-properties fo:margin-left="0cm" fo:margin-right="0cm" fo:line-height="120%" fo:text-align="start" style:justify-single-word="false" fo:text-indent="0cm" style:auto-text-indent="false"/>
      <style:text-properties fo:background-color="transparent"/>
    </style:style>
    <style:style style:name="P49" style:family="paragraph" style:parent-style-name="Heading_20_2">
      <style:paragraph-properties fo:margin-left="0cm" fo:margin-right="0cm" fo:line-height="120%" fo:text-align="start" style:justify-single-word="false" fo:text-indent="0cm" style:auto-text-indent="false"/>
      <style:text-properties fo:font-weight="bold" style:font-weight-asian="bold" style:font-weight-complex="bold"/>
    </style:style>
    <style:style style:name="P50" style:family="paragraph" style:parent-style-name="Text_20_body">
      <style:paragraph-properties fo:margin-left="0cm" fo:margin-right="0cm" fo:line-height="120%" fo:text-align="start" style:justify-single-word="false" fo:text-indent="0cm" style:auto-text-indent="false"/>
      <style:text-properties fo:font-weight="normal" officeooo:rsid="00989223" officeooo:paragraph-rsid="00989223" style:font-weight-asian="normal" style:font-weight-complex="normal"/>
    </style:style>
    <style:style style:name="P51" style:family="paragraph" style:parent-style-name="Text_20_body">
      <style:paragraph-properties fo:margin-left="0cm" fo:margin-right="0cm" fo:line-height="120%" fo:text-align="start" style:justify-single-word="false" fo:text-indent="0cm" style:auto-text-indent="false"/>
      <style:text-properties fo:font-weight="normal" officeooo:rsid="009b5671" officeooo:paragraph-rsid="009b5671" style:font-weight-asian="normal" style:font-weight-complex="normal"/>
    </style:style>
    <style:style style:name="P52" style:family="paragraph" style:parent-style-name="Text_20_body">
      <style:paragraph-properties fo:margin-left="0cm" fo:margin-right="0cm" fo:line-height="120%" fo:text-align="start" style:justify-single-word="false" fo:text-indent="0cm" style:auto-text-indent="false"/>
      <style:text-properties fo:font-weight="normal" officeooo:rsid="009bc5d2" officeooo:paragraph-rsid="009bc5d2" style:font-weight-asian="normal" style:font-weight-complex="normal"/>
    </style:style>
    <style:style style:name="P53" style:family="paragraph" style:parent-style-name="Text_20_body">
      <style:paragraph-properties fo:margin-left="0cm" fo:margin-right="0cm" fo:line-height="120%" fo:text-align="center" style:justify-single-word="false" fo:text-indent="0cm" style:auto-text-indent="false"/>
      <style:text-properties fo:font-weight="bold" officeooo:rsid="008a59b5" officeooo:paragraph-rsid="008a59b5" fo:background-color="transparent" style:font-weight-asian="bold" style:font-weight-complex="bold"/>
    </style:style>
    <style:style style:name="P54" style:family="paragraph" style:parent-style-name="Text_20_body">
      <style:paragraph-properties fo:margin-left="0cm" fo:margin-right="0cm" fo:line-height="120%" fo:text-align="start" style:justify-single-word="false" fo:text-indent="0cm" style:auto-text-indent="false"/>
      <style:text-properties fo:font-weight="bold" officeooo:rsid="00908838" officeooo:paragraph-rsid="00908838" style:font-weight-asian="bold" style:font-weight-complex="bold"/>
    </style:style>
    <style:style style:name="P55" style:family="paragraph" style:parent-style-name="Text_20_body">
      <style:paragraph-properties fo:margin-left="0cm" fo:margin-right="0cm" fo:line-height="120%" fo:text-align="center" style:justify-single-word="false" fo:text-indent="0cm" style:auto-text-indent="false"/>
      <style:text-properties fo:font-weight="bold" officeooo:rsid="00908838" officeooo:paragraph-rsid="00908838" style:font-weight-asian="bold" style:font-weight-complex="bold"/>
    </style:style>
    <style:style style:name="P56" style:family="paragraph" style:parent-style-name="Text_20_body">
      <style:paragraph-properties fo:margin-left="0cm" fo:margin-right="0cm" fo:line-height="120%" fo:text-align="start" style:justify-single-word="false" fo:text-indent="0cm" style:auto-text-indent="false"/>
      <style:text-properties fo:font-weight="bold" officeooo:rsid="009ed474" officeooo:paragraph-rsid="009faca7" style:font-weight-asian="bold" style:font-weight-complex="bold"/>
    </style:style>
    <style:style style:name="P57" style:family="paragraph" style:parent-style-name="Text_20_body">
      <style:paragraph-properties fo:margin-left="0cm" fo:margin-right="0cm" fo:line-height="120%" fo:text-align="start" style:justify-single-word="false" fo:text-indent="0cm" style:auto-text-indent="false"/>
      <style:text-properties officeooo:rsid="008a59b5" officeooo:paragraph-rsid="008a59b5" fo:background-color="transparent"/>
    </style:style>
    <style:style style:name="P58" style:family="paragraph" style:parent-style-name="Text_20_body">
      <style:paragraph-properties fo:margin-left="0cm" fo:margin-right="0cm" fo:line-height="120%" fo:text-indent="0cm" style:auto-text-indent="false"/>
      <style:text-properties officeooo:paragraph-rsid="009b5671"/>
    </style:style>
    <style:style style:name="P59" style:family="paragraph" style:parent-style-name="Text_20_body">
      <style:paragraph-properties fo:margin-left="0cm" fo:margin-right="0cm" fo:line-height="120%" fo:text-align="start" style:justify-single-word="false" fo:text-indent="0cm" style:auto-text-indent="false"/>
    </style:style>
    <style:style style:name="P60" style:family="paragraph" style:parent-style-name="Text_20_body">
      <style:paragraph-properties fo:margin-left="0cm" fo:margin-right="0cm" fo:line-height="120%" fo:text-align="start" style:justify-single-word="false" fo:text-indent="0cm" style:auto-text-indent="false"/>
      <style:text-properties officeooo:paragraph-rsid="007cf252"/>
    </style:style>
    <style:style style:name="P61" style:family="paragraph" style:parent-style-name="Text_20_body">
      <style:paragraph-properties fo:margin-left="0cm" fo:margin-right="0cm" fo:line-height="120%" fo:text-align="start" style:justify-single-word="false" fo:text-indent="0cm" style:auto-text-indent="false"/>
      <style:text-properties officeooo:rsid="009ed474" officeooo:paragraph-rsid="009ed474"/>
    </style:style>
    <style:style style:name="P62" style:family="paragraph" style:parent-style-name="Text_20_body">
      <style:paragraph-properties fo:margin-left="0cm" fo:margin-right="0cm" fo:margin-top="0cm" fo:margin-bottom="0cm" style:contextual-spacing="false" fo:line-height="120%" fo:text-align="start" style:justify-single-word="false" fo:text-indent="0cm" style:auto-text-indent="false"/>
      <style:text-properties fo:font-weight="normal" officeooo:rsid="008a59b5" officeooo:paragraph-rsid="008a59b5" fo:background-color="transparent" style:font-weight-asian="normal" style:font-weight-complex="normal"/>
    </style:style>
    <style:style style:name="P63" style:family="paragraph" style:parent-style-name="Text_20_body" style:list-style-name="L1">
      <style:paragraph-properties fo:margin-left="0cm" fo:margin-right="0cm" fo:margin-top="0cm" fo:margin-bottom="0cm" style:contextual-spacing="false" fo:line-height="120%" fo:text-align="start" style:justify-single-word="false" fo:text-indent="0cm" style:auto-text-indent="false"/>
      <style:text-properties fo:font-weight="normal" officeooo:rsid="0069b60a" officeooo:paragraph-rsid="0069b60a" fo:background-color="transparent" style:font-weight-asian="normal" style:font-weight-complex="normal"/>
    </style:style>
    <style:style style:name="P64" style:family="paragraph" style:parent-style-name="Text_20_body">
      <style:paragraph-properties fo:margin-left="0cm" fo:margin-right="0cm" fo:margin-top="0cm" fo:margin-bottom="0cm" style:contextual-spacing="false" fo:line-height="120%" fo:text-align="start" style:justify-single-word="false" fo:text-indent="0cm" style:auto-text-indent="false"/>
      <style:text-properties fo:font-weight="normal" officeooo:rsid="00693055" officeooo:paragraph-rsid="00693055" fo:background-color="#ffff00" style:font-weight-asian="normal" style:font-weight-complex="normal"/>
    </style:style>
    <style:style style:name="T1" style:family="text">
      <style:text-properties officeooo:rsid="002ad5ec"/>
    </style:style>
    <style:style style:name="T2" style:family="text">
      <style:text-properties officeooo:rsid="002c6185"/>
    </style:style>
    <style:style style:name="T3" style:family="text">
      <style:text-properties officeooo:rsid="002c8fa9"/>
    </style:style>
    <style:style style:name="T4" style:family="text">
      <style:text-properties officeooo:rsid="002e5f09"/>
    </style:style>
    <style:style style:name="T5" style:family="text">
      <style:text-properties officeooo:rsid="00327756"/>
    </style:style>
    <style:style style:name="T6" style:family="text">
      <style:text-properties officeooo:rsid="00332441"/>
    </style:style>
    <style:style style:name="T7" style:family="text">
      <style:text-properties fo:font-weight="normal" style:font-weight-asian="normal" style:font-weight-complex="normal"/>
    </style:style>
    <style:style style:name="T8" style:family="text">
      <style:text-properties fo:font-weight="normal" officeooo:rsid="00908838" style:font-weight-asian="normal" style:font-weight-complex="normal"/>
    </style:style>
    <style:style style:name="T9" style:family="text">
      <style:text-properties fo:font-weight="normal" officeooo:rsid="00a0537a" style:font-weight-asian="normal" style:font-weight-complex="normal"/>
    </style:style>
    <style:style style:name="T10" style:family="text">
      <style:text-properties fo:font-weight="normal" fo:background-color="transparent" style:font-weight-asian="normal" style:font-weight-complex="normal"/>
    </style:style>
    <style:style style:name="T11" style:family="text">
      <style:text-properties fo:font-weight="normal" officeooo:rsid="008d0db1" fo:background-color="transparent" style:font-weight-asian="normal" style:font-weight-complex="normal"/>
    </style:style>
    <style:style style:name="T12" style:family="text">
      <style:text-properties fo:font-weight="normal" officeooo:rsid="008ebc66" fo:background-color="transparent" style:font-weight-asian="normal" style:font-weight-complex="normal"/>
    </style:style>
    <style:style style:name="T13" style:family="text">
      <style:text-properties fo:font-weight="normal" officeooo:rsid="0097513e" fo:background-color="transparent"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7cf252" style:font-weight-asian="bold" style:font-weight-complex="bold"/>
    </style:style>
    <style:style style:name="T16" style:family="text">
      <style:text-properties fo:font-weight="bold" officeooo:rsid="0085a47e" style:font-weight-asian="bold" style:font-weight-complex="bold"/>
    </style:style>
    <style:style style:name="T17" style:family="text">
      <style:text-properties fo:font-weight="bold" officeooo:rsid="00868de4" style:font-weight-asian="bold" style:font-weight-complex="bold"/>
    </style:style>
    <style:style style:name="T18" style:family="text">
      <style:text-properties fo:font-weight="bold" officeooo:rsid="0087753f" style:font-weight-asian="bold" style:font-weight-complex="bold"/>
    </style:style>
    <style:style style:name="T19" style:family="text">
      <style:text-properties fo:font-weight="bold" officeooo:rsid="00908838" style:font-weight-asian="bold" style:font-weight-complex="bold"/>
    </style:style>
    <style:style style:name="T20" style:family="text">
      <style:text-properties fo:font-weight="bold" officeooo:rsid="009202ba" style:font-weight-asian="bold" style:font-weight-complex="bold"/>
    </style:style>
    <style:style style:name="T21" style:family="text">
      <style:text-properties fo:font-weight="bold" officeooo:rsid="0093b550" style:font-weight-asian="bold" style:font-weight-complex="bold"/>
    </style:style>
    <style:style style:name="T22" style:family="text">
      <style:text-properties fo:font-weight="bold" officeooo:rsid="0094eac3" style:font-weight-asian="bold" style:font-weight-complex="bold"/>
    </style:style>
    <style:style style:name="T23" style:family="text">
      <style:text-properties fo:font-weight="bold" officeooo:rsid="00a0537a" style:font-weight-asian="bold" style:font-weight-complex="bold"/>
    </style:style>
    <style:style style:name="T24" style:family="text">
      <style:text-properties fo:font-weight="bold" fo:background-color="transparent" style:font-weight-asian="bold" style:font-weight-complex="bold"/>
    </style:style>
    <style:style style:name="T25" style:family="text">
      <style:text-properties fo:font-weight="bold" officeooo:rsid="008ede0e" fo:background-color="transparent" style:font-weight-asian="bold" style:font-weight-complex="bold"/>
    </style:style>
    <style:style style:name="T26" style:family="text">
      <style:text-properties officeooo:rsid="00415ac4"/>
    </style:style>
    <style:style style:name="T27" style:family="text">
      <style:text-properties officeooo:rsid="0042921c"/>
    </style:style>
    <style:style style:name="T28" style:family="text">
      <style:text-properties officeooo:rsid="004e7d95"/>
    </style:style>
    <style:style style:name="T29" style:family="text">
      <style:text-properties officeooo:rsid="00519c86"/>
    </style:style>
    <style:style style:name="T30" style:family="text">
      <style:text-properties officeooo:rsid="005cb868"/>
    </style:style>
    <style:style style:name="T31" style:family="text">
      <style:text-properties fo:background-color="transparent"/>
    </style:style>
    <style:style style:name="T32" style:family="text">
      <style:text-properties officeooo:rsid="0042921c" fo:background-color="transparent"/>
    </style:style>
    <style:style style:name="T33" style:family="text">
      <style:text-properties officeooo:rsid="005daa23"/>
    </style:style>
    <style:style style:name="T34" style:family="text">
      <style:text-properties officeooo:rsid="00600a12"/>
    </style:style>
    <style:style style:name="T35" style:family="text">
      <style:text-properties officeooo:rsid="0061789e"/>
    </style:style>
    <style:style style:name="T36" style:family="text">
      <style:text-properties officeooo:rsid="0063af3d"/>
    </style:style>
    <style:style style:name="T37" style:family="text">
      <style:text-properties officeooo:rsid="00644a2e"/>
    </style:style>
    <style:style style:name="T38" style:family="text">
      <style:text-properties officeooo:rsid="006e2447"/>
    </style:style>
    <style:style style:name="T39" style:family="text">
      <style:text-properties officeooo:rsid="006fb7ce"/>
    </style:style>
    <style:style style:name="T40" style:family="text">
      <style:text-properties officeooo:rsid="0070dabd"/>
    </style:style>
    <style:style style:name="T41" style:family="text">
      <style:text-properties officeooo:rsid="0071ee30"/>
    </style:style>
    <style:style style:name="T42" style:family="text">
      <style:text-properties officeooo:rsid="00784c10"/>
    </style:style>
    <style:style style:name="T43" style:family="text">
      <style:text-properties officeooo:rsid="00788129"/>
    </style:style>
    <style:style style:name="T44" style:family="text">
      <style:text-properties officeooo:rsid="007cf252"/>
    </style:style>
    <style:style style:name="T45" style:family="text">
      <style:text-properties officeooo:rsid="0080726c"/>
    </style:style>
    <style:style style:name="T46" style:family="text">
      <style:text-properties officeooo:rsid="0081adf0"/>
    </style:style>
    <style:style style:name="T47" style:family="text">
      <style:text-properties officeooo:rsid="00854574"/>
    </style:style>
    <style:style style:name="T48" style:family="text">
      <style:text-properties officeooo:rsid="0085a47e"/>
    </style:style>
    <style:style style:name="T49" style:family="text">
      <style:text-properties officeooo:rsid="00868de4"/>
    </style:style>
    <style:style style:name="T50" style:family="text">
      <style:text-properties officeooo:rsid="00877491"/>
    </style:style>
    <style:style style:name="T51" style:family="text">
      <style:text-properties officeooo:rsid="0087753f"/>
    </style:style>
    <style:style style:name="T52" style:family="text">
      <style:text-properties officeooo:rsid="008951ef"/>
    </style:style>
    <style:style style:name="T53" style:family="text">
      <style:text-properties officeooo:rsid="008a59b5"/>
    </style:style>
    <style:style style:name="T54" style:family="text">
      <style:text-properties officeooo:rsid="00908838"/>
    </style:style>
    <style:style style:name="T55" style:family="text">
      <style:text-properties officeooo:rsid="009202ba"/>
    </style:style>
    <style:style style:name="T56" style:family="text">
      <style:text-properties officeooo:rsid="00930a79"/>
    </style:style>
    <style:style style:name="T57" style:family="text">
      <style:text-properties officeooo:rsid="0094eac3"/>
    </style:style>
    <style:style style:name="T58" style:family="text">
      <style:text-properties officeooo:rsid="009b5671"/>
    </style:style>
    <style:style style:name="T59" style:family="text">
      <style:text-properties officeooo:rsid="0073e481"/>
    </style:style>
    <style:style style:name="T60" style:family="text">
      <style:text-properties officeooo:rsid="009bc5d2"/>
    </style:style>
    <style:style style:name="T61" style:family="text">
      <style:text-properties officeooo:rsid="009d794c"/>
    </style:style>
    <style:style style:name="T62" style:family="text">
      <style:text-properties officeooo:rsid="009ed474"/>
    </style:style>
    <style:style style:name="T63" style:family="text">
      <style:text-properties officeooo:rsid="005af503" fo:background-color="#ffff00"/>
    </style:style>
    <style:style style:name="T64" style:family="text">
      <style:text-properties fo:font-style="italic" officeooo:rsid="005daa23" style:font-style-asian="italic" style:font-style-complex="italic"/>
    </style:style>
    <style:style style:name="T65" style:family="text">
      <style:text-properties fo:font-style="italic" officeooo:rsid="009faca7" style:font-style-asian="italic" style:font-style-complex="italic"/>
    </style:style>
    <style:style style:name="T66" style:family="text">
      <style:text-properties fo:font-style="normal" officeooo:rsid="009faca7" style:font-style-asian="normal" style:font-style-complex="normal"/>
    </style:style>
    <style:style style:name="T67" style:family="text">
      <style:text-properties officeooo:rsid="00a0537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Rodent <text:span text:style-name="T38">II UCI</text:span></text:p>
      <text:h text:style-name="P44" text:outline-level="1">Introduction</text:h>
      <text:p text:style-name="P10"/>
      <text:p text:style-name="P58"><text:span text:style-name="T59">There are different kinds of chess engines. Some are programmed for strength. Komodo by Mark Lefer, Larry Kaufman and late Don Dailey has been able to beat human grandmasters giving them small material odds. Some, like Stockfish, merge strength and software engineering principles. Some are programmed to prove a research hypothesis. Giraffe by Matthew Lai plays strong chess using neural networks for evaluation and highly unusual search algorithm. Some are programmed for style, like legendary Chess System Tal by </text:span><text:span text:style-name="Strong_20_Emphasis"><text:span text:style-name="T7">Chris Whittington</text:span></text:span><text:span text:style-name="T59">.</text:span></text:p>
      <text:p text:style-name="P11"/>
      <text:p text:style-name="P11">Rodent II has been programmed <text:span text:style-name="T51">for tunability</text:span>. You can turn it into a crazy attacker, an old-fashioned positional player, <text:span text:style-name="T43">or </text:span>a sparring partner for Your kids. Its tuning options are both intuitive and relevant from the chess point of view, <text:span text:style-name="T42">making it a perfect free replacement of commercial programs. </text:span></text:p>
      <text:h text:style-name="P44" text:outline-level="1">Facts and numbers</text:h>
      <text:p text:style-name="P12"/>
      <text:p text:style-name="P12">Rodent <text:span text:style-name="T38">II </text:span>is a<text:span text:style-name="T41">n open source</text:span> chess engine<text:span text:style-name="T38"> by Pawel Koziol, licensed <text:s/>under GPL 3.0. It is based on a much weaker engine Sungorus 1.4 by Pablo Vazquez (</text:span><text:a xlink:type="simple" xlink:href="https://sites.google.com/site/sungorus/)nder"><text:span text:style-name="T38">https://sites.google.com/site/sungorus/)</text:span></text:a><text:span text:style-name="T38">. This makes it a derivative work. </text:span></text:p>
      <text:p text:style-name="P14"/>
      <text:p text:style-name="P14">Rodent <text:span text:style-name="T40">II</text:span> is just a chess engine, so in order to enjoy it you will need a graphical user interface (GUI). <text:span text:style-name="T39">Some of possible choices are: Winboard, Arena, </text:span><text:a xlink:type="simple" xlink:href="http://www.triplehappy.com/"><text:span text:style-name="T39">TarraschGUI</text:span></text:a><text:span text:style-name="T39">, ChessGUI. If You are using another GUI, You should be fine as long as it understands UCI protocol (which is usually the case, since top engines like Stockfish and Komodo use it).</text:span></text:p>
      <text:p text:style-name="P13"/>
      <text:p text:style-name="P13"><text:span text:style-name="T41">Rodent's strength is probably about 2875 Elo on the </text:span><text:a xlink:type="simple" xlink:href="http://www.computerchess.org.uk/ccrl/4040/"><text:span text:style-name="T41">CCRL</text:span></text:a><text:span text:style-name="T41"> scale. Previous version hovered slightly below the 50th place on CCRL and CEGT rating lists. You can conclude that Rodent II is a decent engine, albeit far from the top dogs.</text:span></text:p>
      <text:h text:style-name="P45" text:outline-level="1">Origin<text:span text:style-name="T58">s</text:span></text:h>
      <text:p text:style-name="P12"/>
      <text:p text:style-name="P12"><text:span text:style-name="T41">Rodent II is a derivative of much weaker, yet very cleanly written engine Sungorus by Pablo Vazquez (</text:span><text:a xlink:type="simple" xlink:href="https://sites.google.com/site/sungorus/"><text:span text:style-name="T41">https://sites.google.com/site/sungorus/</text:span></text:a><text:span text:style-name="T41">). Its concise and logical code served as a base to add further enhancements.</text:span></text:p>
      <text:p text:style-name="P21"/>
      <text:p text:style-name="P21"><text:soft-page-break/>Throughout the developement cycle, a lot of knowledge from other open-source programs has been added. These inspirations include:</text:p>
      <text:p text:style-name="P21"><text:span text:style-name="T14">Stockfish</text:span> – late move reduction depths, the way of initializing king safety table.</text:p>
      <text:p text:style-name="P21"><text:span text:style-name="T14">Fruit</text:span> (via Toga log user manual) – many evaluation weights, including piece square tables. Fruit values served as reasonable first guesses and some of them were subsequently retuned.</text:p>
      <text:p text:style-name="P21"><text:span text:style-name="T14">Gambit Fruit</text:span> – king tropism weights.</text:p>
      <text:p text:style-name="P21"><text:span text:style-name="T14">DiscoCheck</text:span> – evaluation of hanging pieces.</text:p>
      <text:p text:style-name="P51"><text:span text:style-name="T14">Senpai</text:span> – the way of implementing aspiration windows <text:span text:style-name="T60">and late move pruning</text:span></text:p>
      <text:p text:style-name="P51"><text:span text:style-name="T60"/></text:p>
      <text:p text:style-name="P52">Rodent II is a complete rewrite, done because version 1.7 had some untraceable bugs. Not all features of the previous versions have been reimplemented though – some failed the tests, whereas others will be added in the course of developement later on.</text:p>
      <text:h text:style-name="P46" text:outline-level="1">basic.ini</text:h>
      <text:p text:style-name="P15"/>
      <text:p text:style-name="P16"><text:span text:style-name="T61">As it has been stated before, </text:span>Rodent allows its users to modify several options influencing its playing style. <text:span text:style-name="T1">The way of accessing all of them may seem a little clumsy. It is a result of an attempt to have the best of both worlds: instantly accessible predefined styles for a casual user and a possibility to tweak the engine for those who like it.</text:span></text:p>
      <text:p text:style-name="P17"/>
      <text:p text:style-name="P18"><text:span text:style-name="T2">The choice between these scenarios must be made in</text:span> <text:span text:style-name="T18">basic</text:span><text:span text:style-name="T14">.ini</text:span> file. <text:span text:style-name="T5">That file</text:span> does not initialize the engine <text:span text:style-name="T5">itself</text:span>, but drastically changes the way how it talks to the GUI. There are two setups: "<text:span text:style-name="T17">SHOW_OPTIONS</text:span>" and "<text:span text:style-name="T17">HIDE_OPTIONS</text:span>". The first lets the user play with predefined personalities, the second – to set them manually <text:span text:style-name="T3">via UCI options</text:span>.</text:p>
      <text:p text:style-name="P18"/>
      <text:h text:style-name="P45" text:outline-level="1">UCI options for "<text:span text:style-name="T49">HIDE_OPTIONS</text:span>" mode</text:h>
      <text:p text:style-name="P18"/>
      <text:p text:style-name="P1"><text:span text:style-name="T4">I</text:span>n "<text:span text:style-name="T50">HIDE_OPTIONS</text:span>" mode <text:span text:style-name="T50">R</text:span>odent is always initialized by <text:span text:style-name="T49">a personality file.</text:span></text:p>
      <text:p text:style-name="P3"/>
      <text:p text:style-name="P2"><text:span text:style-name="T1">P</text:span>ersonality files use the same syntax as UCI parser (except "setoption" keyword). <text:span text:style-name="T29">T</text:span>hey also have interestin<text:span text:style-name="T6">g</text:span> property that one can invoke the other <text:span text:style-name="T51">(which should be useful if You want to change just one or two parameters)</text:span>. <text:span text:style-name="T51">A sample personality file may look like that:</text:span></text:p>
      <text:p text:style-name="P2"/>
      <text:p text:style-name="P4">; Fighter personality for Rodent II.</text:p>
      <text:p text:style-name="P4">; Author: Pawel Koziol</text:p>
      <text:p text:style-name="P4">; <text:span text:style-name="T52">S</text:span>acrificial player that likes to restrict opponents movement</text:p>
      <text:p text:style-name="P4">;</text:p>
      <text:p text:style-name="P4">setoption name BookFilter value 20</text:p>
      <text:p text:style-name="P4"><text:soft-page-break/>setoption name UseBook value true</text:p>
      <text:p text:style-name="P4">setoption name Contempt value 0</text:p>
      <text:p text:style-name="P4">setoption name EvalBlur value 0</text:p>
      <text:p text:style-name="P4">setoption name NpsLimit value 0</text:p>
      <text:p text:style-name="P4">setoption name Outposts value 100</text:p>
      <text:p text:style-name="P4">setoption name Lines value 100</text:p>
      <text:p text:style-name="P4">setoption name PawnStructure value 100</text:p>
      <text:p text:style-name="P4">setoption name PassedPawns value 100</text:p>
      <text:p text:style-name="P4">setoption name PiecePressure value 100</text:p>
      <text:p text:style-name="P4">setoption name KingTropism value 50</text:p>
      <text:p text:style-name="P4">setoption name OppMobility value 110</text:p>
      <text:p text:style-name="P4">setoption name OwnMobility value 100</text:p>
      <text:p text:style-name="P4">setoption name OppAttack value 150</text:p>
      <text:p text:style-name="P4">setoption name OwnAttack value 110</text:p>
      <text:p text:style-name="P4">setoption name RookLikesOpen value 3</text:p>
      <text:p text:style-name="P4">setoption name KnightLikesClosed value 6</text:p>
      <text:p text:style-name="P42">setoption name <text:span text:style-name="T61">PiecePlacement</text:span> value <text:span text:style-name="T61">10</text:span>0</text:p>
      <text:p text:style-name="P4">setoption name Material value 90</text:p>
      <text:p text:style-name="P4">setoption name QueenValue value 975</text:p>
      <text:p text:style-name="P4">setoption name RookValue value 500</text:p>
      <text:p text:style-name="P4">setoption name BishopValue value 335</text:p>
      <text:p text:style-name="P4">setoption name KnightValue value 325</text:p>
      <text:p text:style-name="P4">setoption name PawnValue value 90</text:p>
      <text:h text:style-name="P48" text:outline-level="2">Available styles</text:h>
      <text:p text:style-name="P53">GM personalities</text:p>
      <text:p text:style-name="P57">These settings use full strength of Rodent II, so be warned! They should fall within 2800-2900 range, depending on the position and how biased their evaluation is.</text:p>
      <text:p text:style-name="P57"/>
      <text:p text:style-name="P22"><text:span text:style-name="T31">Attacker </text:span><text:span text:style-name="T10">– emphasizes own attacking chances and own mobility, </text:span><text:span text:style-name="T13">at the expense of being </text:span><text:span text:style-name="T10">a bit careless about pawn structure</text:span></text:p>
      <text:p text:style-name="P23"><text:span text:style-name="T31">Barbarian</text:span><text:span text:style-name="T10"> – </text:span><text:span text:style-name="T12">ferocious attacker</text:span><text:span text:style-name="T10">, disregards positi</text:span><text:span text:style-name="T12">o</text:span><text:span text:style-name="T10">nal factors.</text:span></text:p>
      <text:p text:style-name="P23"><text:span text:style-name="T31">Constrictor</text:span><text:span text:style-name="T10"> – restricts enemy mobility, likes blocked positions, undervalues major pieces. </text:span><text:span text:style-name="T12">Not averse to draws, but can build up a strong attack in the right circumstances.</text:span><text:span text:style-name="T10"> </text:span><text:span text:style-name="T11">Your pocket Petrosian!</text:span></text:p>
      <text:p text:style-name="P25"><text:span text:style-name="T24">Default</text:span><text:span text:style-name="T31"> – the most versatile, mildly asymmetric setting.</text:span></text:p>
      <text:p text:style-name="P27"><text:span text:style-name="T24">Escapologist</text:span><text:span text:style-name="T31"> – disregards enemy attack, emphasises own positional advantages, especially mobility.</text:span></text:p>
      <text:p text:style-name="P25"><text:span text:style-name="T24">Fighter</text:span><text:span text:style-name="T31"> – sacrificial player that strongly likes restricting opponent's movement.</text:span></text:p>
      <text:p text:style-name="P27"><text:span text:style-name="T24">Grumpy</text:span><text:span text:style-name="T31"> – old contemptous master, blocks you and then attacks.</text:span></text:p>
      <text:p text:style-name="P28"><text:span text:style-name="T24">Hedgehog</text:span><text:span text:style-name="T31"> – errs on the safe side, likes blocked positions and cares for pawn structure.</text:span></text:p>
      <text:p text:style-name="P25"><text:soft-page-break/><text:span text:style-name="T24">Pawnsacker</text:span><text:span text:style-name="T31"> – a player fond of pawn sacrifices, both in attack and in defense.</text:span></text:p>
      <text:p text:style-name="P26"><text:span text:style-name="T25">Robot</text:span><text:span text:style-name="T24"> </text:span><text:span text:style-name="T10">– symmetric setting with no style gimmicks.</text:span></text:p>
      <text:p text:style-name="P25"><text:span text:style-name="T24">Stalker</text:span><text:span text:style-name="T31"> – </text:span><text:span text:style-name="T32">gives substantial bonus for pieces approaching to enemy king, regardless of their true attack potential.</text:span></text:p>
      <text:p text:style-name="P40"/>
      <text:p text:style-name="P34">Fun personalities</text:p>
      <text:p text:style-name="P38"/>
      <text:p text:style-name="P38">These extreme settings are not necessarily competitive, but fun to play against</text:p>
      <text:p text:style-name="P64"/>
      <text:p text:style-name="P38"><text:span text:style-name="T14">Drunk –</text:span> plays surprisingly normal chess, despite huge randomness of evaluation function.</text:p>
      <text:p text:style-name="P39"><text:span text:style-name="T14">Kinghunter</text:span> – setting<text:span text:style-name="T53">s</text:span> by Ferdinand Mosca, designed for playing against humans, insane sacrificial attacker.</text:p>
      <text:list xml:id="list6571641210726266850" text:style-name="L1">
        <text:list-header>
          <text:p text:style-name="P63"/>
        </text:list-header>
      </text:list>
      <text:p text:style-name="P35"><text:span text:style-name="T27">C</text:span>lub personalities</text:p>
      <text:p text:style-name="P36"/>
      <text:p text:style-name="P36">Medium strength players <text:span text:style-name="T57">(1600 to 2000?), some with built-in judgement defects.</text:span></text:p>
      <text:p text:style-name="P36"/>
      <text:p text:style-name="P37"><text:span text:style-name="T22">L</text:span><text:span text:style-name="T14">eader – </text:span><text:span text:style-name="T7">likes attacks and sacrifices, overvalues bishops.</text:span></text:p>
      <text:p text:style-name="P37"><text:span text:style-name="T14">Materialist</text:span><text:span text:style-name="T7"> – relatively weak, likes having material advantage</text:span></text:p>
      <text:p text:style-name="P37"><text:span text:style-name="T22">N</text:span><text:span text:style-name="T14">erd </text:span><text:span text:style-name="T7">– learned a bit too much about positional play. Undervalues rooks.</text:span></text:p>
      <text:p text:style-name="P37"><text:span text:style-name="T22">P</text:span><text:span text:style-name="T14">assive</text:span> – always a bit afraid of the opponent, despite relatively good tactical vision.</text:p>
      <text:p text:style-name="P54"/>
      <text:p text:style-name="P55">Kids personalities</text:p>
      <text:p text:style-name="P54"/>
      <text:p text:style-name="P29">Weak to medium strength personalities, <text:span text:style-name="T56">intended as sparring partners for children.</text:span></text:p>
      <text:p text:style-name="P30"><text:span text:style-name="T20">A</text:span><text:span text:style-name="T14">my </text:span><text:span text:style-name="T7">– weak, no particular strengths or ewaknesses</text:span></text:p>
      <text:p text:style-name="P9"><text:span text:style-name="T21">Ben</text:span><text:span text:style-name="T55"> – weak, enjoys piece activity but is afraid of opponent's attack</text:span></text:p>
      <text:p text:style-name="P30"><text:span text:style-name="T20">C</text:span><text:span text:style-name="T14">hris</text:span> – somewhat stronger, amasses pieces around enemy king</text:p>
      <text:p text:style-name="P30"><text:span text:style-name="T14">Helen</text:span> – relatively good at tactics, likes to sacrifice</text:p>
      <text:h text:style-name="P45" text:outline-level="1"/>
      <text:h text:style-name="P45" text:outline-level="1">UCI options in <text:span text:style-name="T44">SHOW_OPTIONS</text:span> mode</text:h>
      <text:p text:style-name="P5"><text:line-break/><text:span text:style-name="T44">SHOW_OPTIONS</text:span> asks GUI to display a <text:span text:style-name="T26">full </text:span>set of UCI options. These are:</text:p>
      <text:h text:style-name="P47" text:outline-level="2">Material options:</text:h>
      <text:p text:style-name="P5"/>
      <text:p text:style-name="P5"><text:span text:style-name="T14">QueenValue, RookValue, BishopValue, KnightValue, PawnValue</text:span> = material values, expressed in <text:soft-page-break/>centipawns. <text:span text:style-name="T46">Interesting effects can be obtained by slightly changing bishop, knight and rook value. It is even possible that default valuess are not perfect, and that someone might come up with a better set of parameters (if I were to guess, increasing bishop's value might help).</text:span></text:p>
      <text:p text:style-name="P31"><text:span text:style-name="T14">Knight</text:span><text:span text:style-name="T15">LikesClosed</text:span> <text:span text:style-name="T62">=</text:span> a bonus given for each pawn if a knight of the same side is present. Actually it is tuned in such a way that knight gains v<text:span text:style-name="T44">a</text:span>lue with 5 or more pawns on the board, and loses otherwise. This sounds like a dry, technical option, but its effects are rather interesting: increasing it causes the engine to love and cherish its knights, and in case it ends with knight(s) against bishop(s) it urges Rodent <text:span text:style-name="T45">II</text:span> to keep as many pawns as possible, thus keeping position closed. Predefined "Hedgehog" personality makes use of this trick.</text:p>
      <text:p text:style-name="P6"><text:span text:style-name="T15">RookLikesOpen</text:span><text:span text:style-name="T33"> = rooks gain power with more open files available, and therefore with less pawns on the board. Both this and the previous option come from the classic article </text:span><text:span text:style-name="T64">E</text:span><text:span text:style-name="T65">valuation of material imbalances</text:span><text:span text:style-name="T66"> by GM Larry Kaufman.</text:span></text:p>
      <text:p text:style-name="P5"><text:span text:style-name="T14">MaterialWeight</text:span> = percentage of material value used in actual evaluation. This idea comes from Rhetoric chess engine. Use <text:span text:style-name="T33">it </text:span>with caution! 90% is enough to see a lot of pawn sacrifices <text:span text:style-name="T33">without compromising playing strength</text:span>.</text:p>
      <text:p text:style-name="P60">Please note that they are not *all* parameters used by Rodent <text:span text:style-name="T45">II</text:span> in material evaluation. Engine uses <text:span text:style-name="T62">a bishop pair bonus and</text:span> a set of bad trade penalties (for being <text:s/>an exchange down, for having a rook vs two minor pieces and for having pawns for a piece). <text:span text:style-name="T62">These, too, are scaled by MaterialWeight to ensure consistency.</text:span></text:p>
      <text:p text:style-name="P61"/>
      <text:h text:style-name="P49" text:outline-level="2">Positional options</text:h>
      <text:p text:style-name="P59"><text:span text:style-name="T14"/></text:p>
      <text:p text:style-name="P56">PiecePlacement <text:span text:style-name="T7">= basic positional score from piece/square tables, kings not included. </text:span><text:span text:style-name="T9">Explanation for non-programmers is that increasing this value leads to more classical playing style (i.e. to centralizsing pieces), whereas lowering it will force the engine to rely more on mobility evaluation.</text:span></text:p>
      <text:p text:style-name="P5"><text:span text:style-name="T14">OwnMobility</text:span> = mobility value for engine side.</text:p>
      <text:p text:style-name="P5"><text:span text:style-name="T14">OppMobility</text:span> = mobility value for non-engine side.</text:p>
      <text:p text:style-name="P7"><text:span text:style-name="T14">OwnAttack</text:span> = value of engine's king attac<text:span text:style-name="T28">k</text:span></text:p>
      <text:p text:style-name="P7"><text:span text:style-name="T14">OppAttack</text:span> = value of opponent's king attack</text:p>
      <text:p text:style-name="P7"><text:span text:style-name="T34">Mobility and attack options</text:span> may be set independently to create asymmetric evaluation. <text:span text:style-name="T47">This is the core of personality tuning mechanism. The engine can concentrate on carrying out own attacks, on preventing opponent's agression, on activating own pieces or on blocking enemy movements. Fiddling with mobility can</text:span> also have an interesting side effect: if opponent<text:span text:style-name="T34">'s</text:span> mobility <text:span text:style-name="T34">weight </text:span>is bigger, engine will be slightly more inclined to exchange pieces.</text:p>
      <text:p text:style-name="P32"><text:span text:style-name="T14">Outposts</text:span> = weight of a bonus for occupying <text:span text:style-name="T47">good </text:span>squares immune from attacks by enemy pawns <text:span text:style-name="T47">or defended by own pawns</text:span>. This d<text:span text:style-name="T47">eals</text:span> with positioning of minor pieces.</text:p>
      <text:p text:style-name="P32"><text:span text:style-name="T14">Lines</text:span> = weight of a bonus<text:span text:style-name="T37">es</text:span> for open files, semi-open files and major pieces on the 7th rank.</text:p>
      <text:p text:style-name="P8"><text:soft-page-break/><text:span text:style-name="T14">PiecePressue</text:span> = weight for a bonus for attacking enemy pieces.</text:p>
      <text:p text:style-name="P8"><text:span text:style-name="T14">PawnStructure</text:span> = percentage of penalty for isolated, backward <text:span text:style-name="T48">and</text:span> doubled pawns, as well as for <text:span text:style-name="T48">pawns supporting each other (defended or standing side by side)</text:span>. <text:span text:style-name="T35">Increasing this option results in more tight game.</text:span></text:p>
      <text:p text:style-name="P8"><text:span text:style-name="T14">PassedPawns</text:span> = percentage of bonus for passed and candidate passed pawns. Engine increases this bonus for connected passers, decreases it for blocked passers and makes a correction for control of a stop square.</text:p>
      <text:p text:style-name="P8"/>
      <text:h text:style-name="P47" text:outline-level="2">Flavour options</text:h>
      <text:p text:style-name="P5"/>
      <text:p text:style-name="P5"><text:span text:style-name="T14">KingTropism</text:span> = percentage of value awarded for piece proximity to enemy king. Pieces that are far get a penalty, those that are near get a bonus, different weights are used for each piece (there ar two sets: for midgame and for endgame). Exact values are derived from GambitFruit. Initially I thought that it is only a "flavour" option, but <text:span text:style-name="T36">tests have shown that</text:span> low values tend to score slightly better than 0.</text:p>
      <text:p text:style-name="P5"><text:span text:style-name="T14">BookFilter</text:span> = irrelevant for eval tuning, influences usage of Polyglot books by eliminating moves with the value lesser than a given percentage of best move's value. <text:span text:style-name="T30">Read more in "Opening book" section.</text:span></text:p>
      <text:p text:style-name="P5"><text:span text:style-name="T24">Contempt</text:span> = <text:span text:style-name="T54">Repre</text:span>draw score. <text:span text:style-name="T54">sents the willingness to draw. For example, value</text:span> "12" means that in the opening position Rodent will prefer to be 11 centipawns behind than to accept a draw by repetition.</text:p>
      <text:p text:style-name="P33"><text:span text:style-name="T14">NPS = </text:span><text:span text:style-name="T9">nodes mer second.</text:span><text:span text:style-name="T23"> </text:span><text:span text:style-name="T9">This</text:span><text:span text:style-name="T23"> </text:span><text:span text:style-name="T8">o</text:span><text:span text:style-name="T7">ption </text:span><text:span text:style-name="T9">is meant </text:span><text:span text:style-name="T7">to slow the engine down, </text:span><text:span text:style-name="T9">and </text:span><text:span text:style-name="T7">use</text:span><text:span text:style-name="T8">d</text:span><text:span text:style-name="T7"> to create weak personalities. </text:span><text:span text:style-name="T9">This needs more testing, but NPS of about 5000 puts Rodent II somewhere within the 1600-1800 Elo range (FIDE scale).</text:span></text:p>
      <text:p text:style-name="P33"><text:span text:style-name="T16">Eval</text:span><text:span text:style-name="T14">Blur</text:span> = Random value added to evaluation function, <text:span text:style-name="T7"><text:s/>used to create weak personalities.</text:span></text:p>
      <text:h text:style-name="P45" text:outline-level="1">Opening book</text:h>
      <text:p text:style-name="P24"/>
      <text:p text:style-name="P19">Rodent uses two Polyglot (*.bin) books in succession. The idea behind this design is that first book may be a narrow, handmade repertoire book, whereas the second one, usually bigger and more general, constitutes a fallback option.</text:p>
      <text:p text:style-name="P20">Rodent has a unique feature allowing it to filter moves that would be used with the frequency lower than n% of best move frequency. Default settings use n = 10. <text:span text:style-name="T30">If you set it to 100%, engine will pick only the book moves played with the greatest frequency. Most of the time it will be just one move, sometimes two or three. When using rodent.bin, 50% will give you a narrow book exploring only major alternati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39M40S</meta:editing-duration>
    <meta:editing-cycles>124</meta:editing-cycles>
    <meta:generator>LibreOffice/4.1.1.2$Windows_x86 LibreOffice_project/7e4286b58adc75a14f6d83f53a03b6c11fa2903</meta:generator>
    <dc:date>2016-02-15T09:04:40.746000000</dc:date>
    <meta:document-statistic meta:table-count="0" meta:image-count="0" meta:object-count="0" meta:page-count="6" meta:paragraph-count="111" meta:word-count="1922" meta:character-count="12190" meta:non-whitespace-character-count="10345"/>
    <meta:user-defined meta:name="Info 1"/>
    <meta:user-defined meta:name="Info 2"/>
    <meta:user-defined meta:name="Info 3"/>
    <meta:user-defined meta:name="Info 4"/>
  </office:meta>
</office:document-meta>
</file>